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break-before="page"/>
      <style:text-properties fo:font-size="80pt" style:font-size-asian="80pt" style:font-size-complex="80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rsid="00205365" officeooo:paragraph-rsid="00205365"/>
    </style:style>
    <style:style style:name="T1" style:family="text">
      <style:text-properties officeooo:rsid="002053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lo World!</text:p>
      <text:h text:style-name="Heading_20_1" text:outline-level="1">Heading <text:span text:style-name="T1">1</text:span></text:h>
      <text:p text:style-name="Text_20_body"/>
      <text:h text:style-name="P3" text:outline-level="1">Heading 1 <text:span text:style-name="T1">sadfas</text:span>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fo:font-size="72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date>2017-11-22T07:38:00.297738000</dc:date>
    <meta:editing-duration>PT8M8S</meta:editing-duration>
    <meta:editing-cycles>10</meta:editing-cycles>
    <meta:document-statistic meta:table-count="0" meta:image-count="0" meta:object-count="0" meta:page-count="3" meta:paragraph-count="4" meta:word-count="8" meta:character-count="39" meta:non-whitespace-character-count="34"/>
  </office:meta>
</office:document-meta>
</file>